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E000002EEDD572C38C64A5A6C.png" manifest:media-type="image/png"/>
  <manifest:file-entry manifest:full-path="Pictures/100002010000060E000002EEEABABBC74953C9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.274cm" fo:min-width="0.262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2.036cm" fo:min-width="0.262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2.798cm" fo:min-width="0.2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.195cm"/>
    </style:style>
    <style:style style:name="gr10" style:family="graphic" style:parent-style-name="standard">
      <style:graphic-properties draw:stroke="none" svg:stroke-color="#000000" draw:fill="none" draw:fill-color="#ffffff" fo:min-height="2.925cm"/>
    </style:style>
    <style:style style:name="gr11" style:family="graphic" style:parent-style-name="standard">
      <style:graphic-properties draw:fill-color="#ff99cc" draw:opacity="31%" draw:textarea-horizontal-align="justify" draw:textarea-vertical-align="middle" draw:auto-grow-height="false" fo:min-height="3.052cm" fo:min-width="0.77cm" draw:shadow-opacity="31%"/>
    </style:style>
    <style:style style:name="gr12" style:family="graphic" style:parent-style-name="standard">
      <style:graphic-properties draw:fill-color="#ffd320" draw:textarea-horizontal-align="justify" draw:textarea-vertical-align="middle" draw:auto-grow-height="false" fo:min-height="0.512cm" fo:min-width="0.262cm"/>
    </style:style>
    <style:style style:name="gr13" style:family="graphic" style:parent-style-name="standard">
      <style:graphic-properties draw:stroke="none" svg:stroke-color="#000000" draw:fill="none" draw:fill-color="#ffffff" fo:min-height="2.41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12cm, 25.756cm, 7.722cm, 5.0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12cm, 14.986cm, 7.722cm, 15.85cm)" draw:image-opacity="100%" style:mirror="none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stroke="none" svg:stroke-color="#000000" draw:fill="none" draw:fill-color="#ffffff" fo:min-height="2.798cm"/>
    </style:style>
    <style:style style:name="gr18" style:family="graphic" style:parent-style-name="standard">
      <style:graphic-properties draw:stroke="none" svg:stroke-color="#000000" draw:fill="none" draw:fill-color="#ffffff" fo:min-height="2.544cm"/>
    </style:style>
    <style:style style:name="gr19" style:family="graphic" style:parent-style-name="standard">
      <style:graphic-properties draw:stroke="none" svg:stroke-color="#000000" draw:fill="none" draw:fill-color="#ffffff" fo:min-height="3.56cm"/>
    </style:style>
    <style:style style:name="gr20" style:family="graphic" style:parent-style-name="standard">
      <style:graphic-properties svg:stroke-color="#ff420e" draw:marker-start="Arrow" draw:marker-start-width="0.3cm" draw:textarea-vertical-align="middle"/>
    </style:style>
    <style:style style:name="gr21" style:family="graphic" style:parent-style-name="objectwithoutfill">
      <style:graphic-properties svg:stroke-color="#ff420e" draw:fill="none" draw:textarea-vertical-align="middle"/>
    </style:style>
    <style:style style:name="gr22" style:family="graphic" style:parent-style-name="standard">
      <style:graphic-properties svg:stroke-color="#ff420e" draw:textarea-vertical-align="middle"/>
    </style:style>
    <style:style style:name="gr23" style:family="graphic" style:parent-style-name="standard">
      <style:graphic-properties svg:stroke-color="#333333" draw:fill="solid" draw:fill-color="#aea79f" draw:opacity="24%" draw:textarea-horizontal-align="justify" draw:textarea-vertical-align="middle" draw:auto-grow-height="false" fo:min-height="4.735cm" fo:min-width="3.691cm" draw:shadow-offset-x="0.203cm" draw:shadow-offset-y="0.203cm" draw:shadow-opacity="24%"/>
    </style:style>
    <style:style style:name="gr2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-color="#ff99cc" draw:opacity="31%"/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18pt" style:font-size-complex="18pt"/>
    </style:style>
    <style:style style:name="P9" style:family="paragraph">
      <loext:graphic-properties draw:fill="solid" draw:fill-color="#aea79f" draw:opacity="24%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1.524cm" svg:x="5.318cm" svg:y="9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62cm" svg:height="2.286cm" svg:x="3.794cm" svg:y="8.8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762cm" svg:height="3.048cm" svg:x="2.27cm" svg:y="8.4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762cm" svg:height="0.762cm" svg:x="6.842cm" svg:y="9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62cm" svg:height="1.524cm" svg:x="8.366cm" svg:y="9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62cm" svg:height="2.286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3.048cm" svg:x="11.541cm" svg:y="8.4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762cm" svg:height="1.524cm" svg:x="5.445cm" svg:y="3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762cm" svg:height="2.286cm" svg:x="6.969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0.762cm" svg:height="3.048cm" svg:x="8.493cm" svg:y="2.2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3.032cm" svg:y1="10.01cm" svg:x2="3.794cm" svg:y2="10.01cm" draw:start-shape="id1" draw:start-glue-point="1" draw:end-shape="id2" draw:end-glue-point="3" svg:d="M3032 10010h762" svg:viewBox="0 0 763 1">
          <text:p/>
        </draw:connector>
        <draw:connector draw:style-name="gr8" draw:text-style-name="P3" draw:layer="layout" svg:x1="4.556cm" svg:y1="10.01cm" svg:x2="5.318cm" svg:y2="10.01cm" draw:start-shape="id2" draw:start-glue-point="1" draw:end-shape="id3" draw:end-glue-point="3" svg:d="M4556 10010h762" svg:viewBox="0 0 763 1">
          <text:p/>
        </draw:connector>
        <draw:connector draw:style-name="gr8" draw:text-style-name="P3" draw:layer="layout" svg:x1="6.08cm" svg:y1="10.01cm" svg:x2="6.842cm" svg:y2="10.01cm" draw:start-shape="id3" draw:start-glue-point="1" draw:end-shape="id4" draw:end-glue-point="3" svg:d="M6080 10010h762" svg:viewBox="0 0 763 1">
          <text:p/>
        </draw:connector>
        <draw:connector draw:style-name="gr8" draw:text-style-name="P3" draw:layer="layout" svg:x1="7.604cm" svg:y1="10.01cm" svg:x2="8.366cm" svg:y2="10.01cm" draw:start-shape="id4" draw:start-glue-point="1" draw:end-shape="id5" draw:end-glue-point="3" svg:d="M7604 10010h762" svg:viewBox="0 0 763 1">
          <text:p/>
        </draw:connector>
        <draw:connector draw:style-name="gr8" draw:text-style-name="P3" draw:layer="layout" svg:x1="9.128cm" svg:y1="10.01cm" svg:x2="9.89cm" svg:y2="10.01cm" draw:start-shape="id5" draw:start-glue-point="1" draw:end-shape="id6" draw:end-glue-point="3" svg:d="M9128 10010h762" svg:viewBox="0 0 763 1">
          <text:p/>
        </draw:connector>
        <draw:connector draw:style-name="gr8" draw:text-style-name="P3" draw:layer="layout" svg:x1="10.652cm" svg:y1="10.01cm" svg:x2="11.541cm" svg:y2="10.01cm" draw:start-shape="id6" draw:start-glue-point="1" draw:end-shape="id7" draw:end-glue-point="3" svg:d="M10652 10010h889" svg:viewBox="0 0 890 1">
          <text:p/>
        </draw:connector>
        <draw:connector draw:style-name="gr8" draw:text-style-name="P3" draw:layer="layout" svg:x1="5.699cm" svg:y1="9.248cm" svg:x2="8.747cm" svg:y2="9.248cm" draw:start-shape="id3" draw:start-glue-point="0" draw:end-shape="id5" draw:end-glue-point="0" svg:d="M5699 9248v-501h3048v501" svg:viewBox="0 0 3049 502">
          <text:p/>
        </draw:connector>
        <draw:connector draw:style-name="gr8" draw:text-style-name="P3" draw:layer="layout" svg:x1="4.175cm" svg:y1="8.867cm" svg:x2="10.271cm" svg:y2="8.867cm" draw:start-shape="id2" draw:start-glue-point="0" draw:end-shape="id6" svg:d="M4175 8867v-501h6096v501" svg:viewBox="0 0 6097 502">
          <text:p/>
        </draw:connector>
        <draw:connector draw:style-name="gr8" draw:text-style-name="P3" draw:layer="layout" svg:x1="2.651cm" svg:y1="8.486cm" svg:x2="11.922cm" svg:y2="8.486cm" draw:start-shape="id1" draw:start-glue-point="0" draw:end-shape="id7" draw:end-glue-point="0" svg:d="M2651 8486v-501h9271v501" svg:viewBox="0 0 9272 502">
          <text:p/>
        </draw:connector>
        <draw:frame draw:style-name="gr9" draw:text-style-name="P4" draw:layer="layout" svg:width="2.921cm" svg:height="4.445cm" svg:x="1.762cm" svg:y="2.143cm">
          <draw:text-box>
            <text:p><text:span text:style-name="T1">[.15,</text:span></text:p>
            <text:p><text:span text:style-name="T1"><text:s/></text:span><text:span text:style-name="T1">.40,</text:span></text:p>
            <text:p><text:span text:style-name="T1"><text:s/></text:span><text:span text:style-name="T1">.58,</text:span></text:p>
            <text:p><text:span text:style-name="T1"><text:s/></text:span><text:span text:style-name="T1">.32,</text:span></text:p>
            <text:p><text:span text:style-name="T1"><text:s/>…</text:span></text:p>
            <text:p><text:span text:style-name="T1"><text:s/></text:span><text:span text:style-name="T1">.45]</text:span></text:p>
          </draw:text-box>
        </draw:frame>
        <draw:frame draw:style-name="gr10" draw:text-style-name="P5" draw:layer="layout" svg:width="4.572cm" svg:height="3.175cm" svg:x="1.254cm" svg:y="5.318cm">
          <draw:text-box>
            <text:p><text:span text:style-name="T2">Boundary</text:span></text:p>
            <text:p><text:span text:style-name="T2"><text:s text:c="2"/></text:span><text:span text:style-name="T2">Param</text:span></text:p>
          </draw:text-box>
        </draw:frame>
        <draw:custom-shape draw:style-name="gr11" draw:text-style-name="P6" xml:id="id8" draw:id="id8" draw:layer="layout" svg:width="1.27cm" svg:height="3.302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0.762cm" svg:height="0.762cm" svg:x="3.921cm" svg:y="3.413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3.159cm" svg:y1="3.794cm" svg:x2="3.921cm" svg:y2="3.794cm" draw:start-shape="id8" draw:start-glue-point="1" draw:end-shape="id9" draw:end-glue-point="3" svg:d="M3159 3794h762" svg:viewBox="0 0 763 1">
          <text:p/>
        </draw:connector>
        <draw:connector draw:style-name="gr8" draw:text-style-name="P3" draw:layer="layout" svg:x1="4.683cm" svg:y1="3.794cm" svg:x2="5.445cm" svg:y2="3.794cm" draw:start-shape="id9" draw:start-glue-point="1" draw:end-shape="id10" draw:end-glue-point="3" svg:d="M4683 3794h762" svg:viewBox="0 0 763 1">
          <text:p/>
        </draw:connector>
        <draw:connector draw:style-name="gr8" draw:text-style-name="P3" draw:layer="layout" svg:x1="6.207cm" svg:y1="3.794cm" svg:x2="6.969cm" svg:y2="3.794cm" draw:start-shape="id10" draw:start-glue-point="1" draw:end-shape="id11" draw:end-glue-point="3" svg:d="M6207 3794h762" svg:viewBox="0 0 763 1">
          <text:p/>
        </draw:connector>
        <draw:connector draw:style-name="gr8" draw:text-style-name="P3" draw:layer="layout" svg:x1="7.731cm" svg:y1="3.794cm" svg:x2="8.493cm" svg:y2="3.794cm" draw:start-shape="id11" draw:start-glue-point="1" draw:end-shape="id12" draw:end-glue-point="3" svg:d="M7731 3794h762" svg:viewBox="0 0 763 1">
          <text:p/>
        </draw:connector>
        <draw:frame draw:style-name="gr13" draw:text-style-name="P5" draw:layer="layout" svg:width="4.572cm" svg:height="2.667cm" svg:x="4.937cm" svg:y="5.318cm">
          <draw:text-box>
            <text:p><text:span text:style-name="T2">Boundary</text:span></text:p>
            <text:p><text:span text:style-name="T2"><text:s/></text:span><text:span text:style-name="T2">Network</text:span></text:p>
          </draw:text-box>
        </draw:frame>
        <draw:frame draw:style-name="gr14" draw:text-style-name="P3" xml:id="id14" draw:id="id14" draw:layer="layout" svg:width="4.342cm" svg:height="2.158cm" svg:x="13.065cm" svg:y="8.875cm">
          <draw:image xlink:href="Pictures/100002010000060E000002EEEABABBC74953C9CB.png" xlink:type="simple" xlink:show="embed" xlink:actuate="onLoad">
            <text:p/>
          </draw:image>
        </draw:frame>
        <draw:frame draw:style-name="gr15" draw:text-style-name="P3" xml:id="id13" draw:id="id13" draw:layer="layout" svg:width="4.342cm" svg:height="2.158cm" svg:x="10.12cm" svg:y="2.779cm">
          <draw:image xlink:href="Pictures/100002010000060E000002EEDD572C38C64A5A6C.png" xlink:type="simple" xlink:show="embed" xlink:actuate="onLoad">
            <text:p/>
          </draw:image>
        </draw:frame>
        <draw:line draw:style-name="gr8" draw:text-style-name="P3" draw:layer="layout" svg:x1="9.255cm" svg:y1="3.794cm" svg:x2="10.144cm" svg:y2="3.794cm">
          <text:p/>
        </draw:line>
        <draw:connector draw:style-name="gr8" draw:text-style-name="P3" draw:layer="layout" draw:line-skew="0.897cm 0.512cm" svg:x1="14.462cm" svg:y1="3.858cm" svg:x2="2.27cm" svg:y2="10.01cm" draw:start-shape="id13" draw:start-glue-point="1" draw:end-shape="id1" draw:end-glue-point="3" svg:d="M14462 3858h1397v3365h-14090v2787h501" svg:viewBox="0 0 14091 6153">
          <text:p/>
        </draw:connector>
        <draw:custom-shape draw:style-name="gr16" draw:text-style-name="P7" xml:id="id15" draw:id="id15" draw:layer="layout" svg:width="2.286cm" svg:height="0.762cm" svg:x="18.272cm" svg:y="10.271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303cm" svg:y1="10.017cm" svg:x2="13.065cm" svg:y2="10.017cm">
          <text:p/>
        </draw:line>
        <draw:custom-shape draw:style-name="gr16" draw:text-style-name="P7" xml:id="id16" draw:id="id16" draw:layer="layout" svg:width="2.286cm" svg:height="0.762cm" svg:x="18.272cm" svg:y="9.001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202cm" svg:x1="17.407cm" svg:y1="9.954cm" svg:x2="18.272cm" svg:y2="10.652cm" draw:start-shape="id14" draw:start-glue-point="1" draw:end-shape="id15" draw:end-glue-point="3" svg:d="M17407 9954h230v698h635" svg:viewBox="0 0 866 699">
          <text:p/>
        </draw:connector>
        <draw:connector draw:style-name="gr8" draw:text-style-name="P3" draw:layer="layout" draw:line-skew="-0.202cm" svg:x1="17.407cm" svg:y1="9.954cm" svg:x2="18.272cm" svg:y2="9.382cm" draw:start-shape="id14" draw:start-glue-point="1" draw:end-shape="id16" draw:end-glue-point="3" svg:d="M17407 9954h230v-572h635" svg:viewBox="0 0 866 573">
          <text:p/>
        </draw:connector>
        <draw:frame draw:style-name="gr17" draw:text-style-name="P5" draw:layer="layout" svg:width="5.334cm" svg:height="3.048cm" svg:x="18.145cm" svg:y="9.001cm">
          <draw:text-box>
            <text:p><text:span text:style-name="T2">Min(Drag)</text:span></text:p>
          </draw:text-box>
        </draw:frame>
        <draw:frame draw:style-name="gr18" draw:text-style-name="P5" draw:layer="layout" svg:width="3.683cm" svg:height="2.794cm" svg:x="18.145cm" svg:y="10.264cm">
          <draw:text-box>
            <text:p><text:span text:style-name="T2">Max(Lift)</text:span></text:p>
          </draw:text-box>
        </draw:frame>
        <draw:frame draw:style-name="gr10" draw:text-style-name="P5" draw:layer="layout" svg:width="4.572cm" svg:height="3.175cm" svg:x="6.207cm" svg:y="11.026cm">
          <draw:text-box>
            <text:p><text:span text:style-name="T2"><text:s text:c="2"/></text:span><text:span text:style-name="T2">Flow</text:span></text:p>
            <text:p><text:span text:style-name="T2">Network</text:span></text:p>
          </draw:text-box>
        </draw:frame>
        <draw:frame draw:style-name="gr19" draw:text-style-name="P8" draw:layer="layout" svg:width="13.97cm" svg:height="3.81cm" svg:x="4.302cm" svg:y="1.127cm">
          <draw:text-box>
            <text:p><text:span text:style-name="T3">Optimizing Boundary on Drag and Lift</text:span></text:p>
          </draw:text-box>
        </draw:frame>
        <draw:line draw:style-name="gr20" draw:text-style-name="P1" draw:layer="layout" svg:x1="10.652cm" svg:y1="10.398cm" svg:x2="11.541cm" svg:y2="10.398cm">
          <text:p/>
        </draw:line>
        <draw:line draw:style-name="gr20" draw:text-style-name="P1" draw:layer="layout" svg:x1="12.303cm" svg:y1="10.398cm" svg:x2="13.065cm" svg:y2="10.398cm">
          <text:p/>
        </draw:line>
        <draw:line draw:style-name="gr20" draw:text-style-name="P1" draw:layer="layout" svg:x1="9.128cm" svg:y1="10.398cm" svg:x2="9.89cm" svg:y2="10.398cm">
          <text:p/>
        </draw:line>
        <draw:line draw:style-name="gr20" draw:text-style-name="P1" draw:layer="layout" svg:x1="7.604cm" svg:y1="10.398cm" svg:x2="8.366cm" svg:y2="10.398cm">
          <text:p/>
        </draw:line>
        <draw:line draw:style-name="gr20" draw:text-style-name="P1" draw:layer="layout" svg:x1="6.08cm" svg:y1="10.398cm" svg:x2="6.842cm" svg:y2="10.398cm">
          <text:p/>
        </draw:line>
        <draw:line draw:style-name="gr20" draw:text-style-name="P1" draw:layer="layout" svg:x1="4.556cm" svg:y1="10.398cm" svg:x2="5.318cm" svg:y2="10.398cm">
          <text:p/>
        </draw:line>
        <draw:line draw:style-name="gr20" draw:text-style-name="P1" draw:layer="layout" svg:x1="3.032cm" svg:y1="10.398cm" svg:x2="3.794cm" svg:y2="10.398cm">
          <text:p/>
        </draw:line>
        <draw:line draw:style-name="gr20" draw:text-style-name="P1" draw:layer="layout" svg:x1="16.621cm" svg:y1="6.207cm" svg:x2="17.637cm" svg:y2="6.207cm">
          <text:p/>
        </draw:line>
        <draw:line draw:style-name="gr21" draw:text-style-name="P3" xml:id="id17" draw:id="id17" draw:layer="layout" svg:x1="2.27cm" svg:y1="10.398cm" svg:x2="1.254cm" svg:y2="10.398cm">
          <text:p/>
        </draw:line>
        <draw:line draw:style-name="gr20" draw:text-style-name="P1" xml:id="id18" draw:id="id18" draw:layer="layout" svg:x1="14.462cm" svg:y1="4.302cm" svg:x2="15.351cm" svg:y2="4.302cm">
          <text:p/>
        </draw:line>
        <draw:connector draw:style-name="gr22" draw:text-style-name="P1" draw:layer="layout" draw:line-skew="-0.71cm" svg:x1="1.254cm" svg:y1="10.398cm" svg:x2="15.351cm" svg:y2="4.302cm" draw:start-shape="id17" draw:start-glue-point="3" draw:end-shape="id18" draw:end-glue-point="1" svg:d="M1254 10398v-3683h14097v-2413" svg:viewBox="0 0 14098 6097">
          <text:p/>
        </draw:connector>
        <draw:line draw:style-name="gr20" draw:text-style-name="P1" draw:layer="layout" svg:x1="17.383cm" svg:y1="9.001cm" svg:x2="18.272cm" svg:y2="9.001cm">
          <text:p/>
        </draw:line>
        <draw:line draw:style-name="gr20" draw:text-style-name="P1" draw:layer="layout" svg:x1="17.383cm" svg:y1="11.033cm" svg:x2="18.272cm" svg:y2="11.033cm">
          <text:p/>
        </draw:line>
        <draw:line draw:style-name="gr20" draw:text-style-name="P1" draw:layer="layout" svg:x1="9.255cm" svg:y1="4.175cm" svg:x2="10.144cm" svg:y2="4.175cm">
          <text:p/>
        </draw:line>
        <draw:line draw:style-name="gr20" draw:text-style-name="P1" draw:layer="layout" svg:x1="7.731cm" svg:y1="4.175cm" svg:x2="8.493cm" svg:y2="4.175cm">
          <text:p/>
        </draw:line>
        <draw:line draw:style-name="gr20" draw:text-style-name="P1" draw:layer="layout" svg:x1="6.207cm" svg:y1="4.175cm" svg:x2="6.969cm" svg:y2="4.175cm">
          <text:p/>
        </draw:line>
        <draw:line draw:style-name="gr20" draw:text-style-name="P1" draw:layer="layout" svg:x1="4.683cm" svg:y1="4.175cm" svg:x2="5.445cm" svg:y2="4.175cm">
          <text:p/>
        </draw:line>
        <draw:line draw:style-name="gr20" draw:text-style-name="P1" draw:layer="layout" svg:x1="3.159cm" svg:y1="4.175cm" svg:x2="3.921cm" svg:y2="4.175cm">
          <text:p/>
        </draw:line>
        <draw:custom-shape draw:style-name="gr23" draw:text-style-name="P9" draw:layer="layout" svg:width="4.191cm" svg:height="4.985cm" svg:x="16.367cm" svg:y="2.778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2.794cm" svg:height="1.016cm" svg:x="17.129cm" svg:y="2.778cm">
          <draw:text-box>
            <text:p>Legend</text:p>
          </draw:text-box>
        </draw:frame>
        <draw:frame draw:style-name="gr13" draw:text-style-name="P5" draw:layer="layout" svg:width="9.017cm" svg:height="2.667cm" svg:x="17.51cm" svg:y="3.914cm">
          <draw:text-box>
            <text:p><text:span text:style-name="T2"><text:s text:c="3"/></text:span><text:span text:style-name="T2">Network </text:span></text:p>
            <text:p><text:span text:style-name="T2">Connections</text:span></text:p>
          </draw:text-box>
        </draw:frame>
        <draw:frame draw:style-name="gr13" draw:text-style-name="P5" draw:layer="layout" svg:width="6.35cm" svg:height="2.667cm" svg:x="17.764cm" svg:y="5.565cm">
          <draw:text-box>
            <text:p><text:span text:style-name="T2">Gradient</text:span></text:p>
            <text:p><text:span text:style-name="T2"><text:s text:c="3"/></text:span><text:span text:style-name="T2">Flow</text:span></text:p>
          </draw:text-box>
        </draw:frame>
        <draw:line draw:style-name="gr8" draw:text-style-name="P3" draw:layer="layout" svg:x1="17.637cm" svg:y1="4.556cm" svg:x2="16.621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47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20:21:21.986299725</meta:creation-date>
    <dc:date>2017-05-07T21:26:12.267006321</dc:date>
    <meta:editing-duration>PT2M40S</meta:editing-duration>
    <meta:editing-cycles>1</meta:editing-cycles>
    <meta:generator>LibreOffice/5.1.6.2$Linux_X86_64 LibreOffice_project/10m0$Build-2</meta:generator>
    <meta:document-statistic meta:object-count="64"/>
  </office:meta>
</office:document-meta>
</file>